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bb70" officeooo:paragraph-rsid="001dbb70"/>
    </style:style>
    <style:style style:name="P2" style:family="paragraph" style:parent-style-name="Standard" style:list-style-name="L4">
      <style:text-properties officeooo:rsid="001dbb70" officeooo:paragraph-rsid="001dbb70"/>
    </style:style>
    <style:style style:name="P3" style:family="paragraph" style:parent-style-name="Standard" style:list-style-name="L4">
      <style:text-properties officeooo:paragraph-rsid="001dbb70"/>
    </style:style>
    <style:style style:name="P4" style:family="paragraph" style:parent-style-name="Standard" style:list-style-name="L5">
      <style:text-properties officeooo:paragraph-rsid="001dbb70"/>
    </style:style>
    <style:style style:name="P5" style:family="paragraph" style:parent-style-name="Standard">
      <style:text-properties officeooo:rsid="001f2a49" officeooo:paragraph-rsid="001f2a49"/>
    </style:style>
    <style:style style:name="P6" style:family="paragraph" style:parent-style-name="Standard" style:list-style-name="L4">
      <style:text-properties officeooo:rsid="0020c01a" officeooo:paragraph-rsid="0020c01a"/>
    </style:style>
    <style:style style:name="T1" style:family="text">
      <style:text-properties officeooo:rsid="001dbb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5465145" text:style-name="L5">
        <text:list-item>
          <text:p text:style-name="P4"><text:span text:style-name="T1">Rate1</text:span></text:p>
        </text:list-item>
      </text:list>
      <text:list xml:id="list28062280" text:style-name="L4">
        <text:list-item>
          <text:list>
            <text:list-item>
              <text:p text:style-name="P3"><text:span text:style-name="T1">HOME</text:span></text:p>
              <text:list>
                <text:list-item>
                  <text:p text:style-name="P2">latitude</text:p>
                </text:list-item>
                <text:list-item>
                  <text:p text:style-name="P2">longitude</text:p>
                </text:list-item>
                <text:list-item>
                  <text:p text:style-name="P2">alt</text:p>
                </text:list-item>
              </text:list>
            </text:list-item>
            <text:list-item>
              <text:p text:style-name="P2">BATTERY_STATUS</text:p>
              <text:list>
                <text:list-item>
                  <text:p text:style-name="P2">voltage</text:p>
                </text:list-item>
                <text:list-item>
                  <text:p text:style-name="P2">current</text:p>
                </text:list-item>
              </text:list>
            </text:list-item>
          </text:list>
        </text:list-item>
        <text:list-item>
          <text:p text:style-name="P2"/>
        </text:list-item>
        <text:list-item>
          <text:p text:style-name="P2">Rate2</text:p>
          <text:list>
            <text:list-item>
              <text:p text:style-name="P2">GLOBAL_POSITION_INT</text:p>
              <text:list>
                <text:list-item>
                  <text:p text:style-name="P2">latitude</text:p>
                </text:list-item>
                <text:list-item>
                  <text:p text:style-name="P2">longitude</text:p>
                </text:list-item>
                <text:list-item>
                  <text:p text:style-name="P2">relative_alt</text:p>
                </text:list-item>
              </text:list>
            </text:list-item>
            <text:list-item>
              <text:p text:style-name="P2">LOCAL_POSITION_NED</text:p>
              <text:list>
                <text:list-item>
                  <text:p text:style-name="P2">vx</text:p>
                </text:list-item>
                <text:list-item>
                  <text:p text:style-name="P2">vy</text:p>
                </text:list-item>
              </text:list>
            </text:list-item>
            <text:list-item>
              <text:p text:style-name="P2">GPS_RAW_INT</text:p>
              <text:list>
                <text:list-item>
                  <text:p text:style-name="P2">fix_type</text:p>
                </text:list-item>
                <text:list-item>
                  <text:p text:style-name="P2">satellites_visible</text:p>
                </text:list-item>
              </text:list>
            </text:list-item>
            <text:list-item>
              <text:p text:style-name="P2">ATTITUDE</text:p>
              <text:list>
                <text:list-item>
                  <text:p text:style-name="P2">roll</text:p>
                </text:list-item>
                <text:list-item>
                  <text:p text:style-name="P2">pitch</text:p>
                </text:list-item>
              </text:list>
            </text:list-item>
            <text:list-item>
              <text:p text:style-name="P2">VFR_HUD</text:p>
              <text:list>
                <text:list-item>
                  <text:p text:style-name="P2">airspeed</text:p>
                </text:list-item>
                <text:list-item>
                  <text:p text:style-name="P2">heading</text:p>
                </text:list-item>
                <text:list-item>
                  <text:p text:style-name="P2">gndspeed</text:p>
                </text:list-item>
                <text:list-item>
                  <text:p text:style-name="P2">vspeed</text:p>
                </text:list-item>
                <text:list-item>
                  <text:p text:style-name="P2">throttle %</text:p>
                </text:list-item>
              </text:list>
            </text:list-item>
          </text:list>
        </text:list-item>
        <text:list-item>
          <text:p text:style-name="P2"/>
        </text:list-item>
        <text:list-item>
          <text:p text:style-name="P2">Rate3</text:p>
          <text:list>
            <text:list-item>
              <text:p text:style-name="P2">RC_CHANNELS</text:p>
              <text:list>
                <text:list-item>
                  <text:p text:style-name="P2">chancount</text:p>
                </text:list-item>
                <text:list-item>
                  <text:p text:style-name="P2">chan1_raw, chan2_raw… chan18_raw, rssi</text:p>
                </text:list-item>
              </text:list>
            </text:list-item>
            <text:list-item>
              <text:p text:style-name="P2">SERVO_OUTPUT_RAW</text:p>
              <text:list>
                <text:list-item>
                  <text:p text:style-name="P2">port</text:p>
                </text:list-item>
                <text:list-item>
                  <text:p text:style-name="P2">servo1_raw, servo2_raw… servo16_raw</text:p>
                </text:list-item>
              </text:list>
            </text:list-item>
          </text:list>
        </text:list-item>
        <text:list-item>
          <text:p text:style-name="P2">Rate4</text:p>
          <text:list>
            <text:list-item>
              <text:p text:style-name="P2">MAV</text:p>
              <text:list>
                <text:list-item>
                  <text:p text:style-name="P2">armed</text:p>
                </text:list-item>
                <text:list-item>
                  <text:p text:style-name="P6">base_mode</text:p>
                </text:list-item>
                <text:list-item>
                  <text:p text:style-name="P6">flight_mode</text:p>
                </text:list-item>
                <text:list-item>
                  <text:p text:style-name="P6">mav_type</text:p>
                </text:list-item>
              </text:list>
            </text:list-item>
            <text:list-item>
              <text:p text:style-name="P2">HEARTBEAT</text:p>
              <text:list>
                <text:list-item>
                  <text:p text:style-name="P6">system_status</text:p>
                </text:list-item>
                <text:list-item>
                  <text:p text:style-name="P6">autopilot</text:p>
                </text:list-item>
                <text:list-item>
                  <text:p text:style-name="P6">base_mode</text:p>
                </text:list-item>
                <text:list-item>
                  <text:p text:style-name="P6">custom_mode</text:p>
                </text:list-item>
              </text:list>
            </text:list-item>
          </text:list>
        </text:list-item>
      </text:list>
      <text:p text:style-name="P5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6T16:59:14.110341925</meta:creation-date>
    <dc:date>2022-08-26T17:23:41.296283643</dc:date>
    <meta:editing-duration>PT4M6S</meta:editing-duration>
    <meta:editing-cycles>1</meta:editing-cycles>
    <meta:document-statistic meta:table-count="0" meta:image-count="0" meta:object-count="0" meta:page-count="2" meta:paragraph-count="48" meta:word-count="100" meta:character-count="490" meta:non-whitespace-character-count="484"/>
    <meta:generator>LibreOffice/6.0.7.3$Linux_X86_64 LibreOffice_project/00m0$Build-3</meta:generator>
  </office:meta>
</office:document-meta>
</file>